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ConfigContextLoaderUtils.isDefaultConfigurationClassCandidate( @ Nullable Class &lt; ? &gt;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ConfigContextLoaderUtils.detectDefaultConfigurationClasses( Class &lt; ? &gt; declaringClas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nnotationConfigContextLoaderUtils.isStaticNonPrivateAndNonFinal( Class &lt; ? &gt;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